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TokenizerImpl.zzUnpack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TokenizerImpl.zzUnpackRow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andardTokenizerImpl.yy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kenizerImpl.zzRefil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tandardTokenizerImpl.getText( TermAttribut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kenizerImpl.StandardTokenizerImpl( java . io .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kenizerImpl.yy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kenizerImpl.zzUnpackAttribute( String packed , int offset , int [ ] res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ndardTokenizerImpl.yycharat( int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kenizerImpl.StandardTokenizerImpl( java . io .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kenizerImpl.zzUnpackCMap( String pack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ndardTokenizerImpl.yy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TokenizerImpl.zzUnpackAction( String packed , int offset , int [ ] res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ndardTokenizerImpl.yy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kenizerImpl.yypushback( int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TokenizerImpl.yy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kenizerImpl.zzUnpackTrans( String packed , int offset , int [ ] res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ndardTokenizerImpl.getText( Token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kenizerImpl.zzUnpack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TokenizerImpl.zzUnpackTr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TokenizerImpl.yybegin( int new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kenizerImpl.zzUnpackRowMap( String packed , int offset , int [ ]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ndardTokenizerImpl.zzScanError( int error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ndardTokenizerImpl.getNextToken(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5">
            <text:p text:style-name="Table_20_Contents">105</text:p>
          </table:table-cell>
        </table:table-row>
        <table:table-row>
          <table:table-cell office:value-type="string">
            <text:p text:style-name="Table_20_Contents">StandardTokenizerImpl.yyreset( java . io .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